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84CC91DA7F9644FE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15cm" fo:min-width="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932cm" fo:min-width="1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2.932cm" fo:min-width="1.764cm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2.932cm" fo:min-width="1.764cm"/>
    </style:style>
    <style:style style:name="gr6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1.818cm, 5.6cm, 2.402cm, 6.556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2" draw:id="id2" draw:layer="layout" svg:width="6.5cm" svg:height="4.4cm" svg:x="7.5cm" svg:y="2.6cm">
          <text:p text:style-name="P1">Process</text:p>
          <text:p text:style-name="P1">Function</text:p>
          <text:p text:style-name="P1">(known)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2cm" svg:height="4.5cm" svg:x="2.8cm" svg:y="2.6cm">
          <text:p text:style-name="P1">Input</text:p>
          <text:p text:style-name="P1">(know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2cm" svg:height="4.5cm" svg:x="15.401cm" svg:y="2.601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cm" svg:y1="4.85cm" svg:x2="7.5cm" svg:y2="4.8cm" draw:start-shape="id1" draw:start-glue-point="10" draw:end-shape="id2" draw:end-glue-point="3" svg:d="M6000 4850l1500-50" svg:viewBox="0 0 1501 51">
          <text:p/>
        </draw:connector>
        <draw:connector draw:style-name="gr3" draw:text-style-name="P2" draw:layer="layout" draw:type="line" svg:x1="14cm" svg:y1="4.8cm" svg:x2="15.401cm" svg:y2="4.851cm" draw:start-shape="id2" draw:start-glue-point="1" draw:end-shape="id3" draw:end-glue-point="6" svg:d="M14000 4800l1401 51" svg:viewBox="0 0 1402 52">
          <text:p/>
        </draw:connector>
        <draw:custom-shape draw:style-name="gr1" draw:text-style-name="P2" xml:id="id5" draw:id="id5" draw:layer="layout" svg:width="6.5cm" svg:height="4.4cm" svg:x="7.501cm" svg:y="8.601cm">
          <text:p text:style-name="P1">Process</text:p>
          <text:p text:style-name="P1">Function</text:p>
          <text:p text:style-name="P1">(unknown)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2cm" svg:height="4.5cm" svg:x="2.801cm" svg:y="8.601cm">
          <text:p text:style-name="P1">Input</text:p>
          <text:p text:style-name="P1">(know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3.2cm" svg:height="4.5cm" svg:x="15.402cm" svg:y="8.602cm">
          <text:p text:style-name="P3">Output</text:p>
          <text:p text:style-name="P1">(know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001cm" svg:y1="10.851cm" svg:x2="7.501cm" svg:y2="10.801cm" draw:start-shape="id4" draw:start-glue-point="10" draw:end-shape="id5" draw:end-glue-point="3" svg:d="M6001 10851l1500-50" svg:viewBox="0 0 1501 51">
          <text:p/>
        </draw:connector>
        <draw:connector draw:style-name="gr3" draw:text-style-name="P2" draw:layer="layout" draw:type="line" svg:x1="14.001cm" svg:y1="10.801cm" svg:x2="15.402cm" svg:y2="10.852cm" draw:start-shape="id5" draw:start-glue-point="1" draw:end-shape="id6" draw:end-glue-point="6" svg:d="M14001 10801l1401 51" svg:viewBox="0 0 1402 52">
          <text:p/>
        </draw:connector>
        <draw:custom-shape draw:style-name="gr1" draw:text-style-name="P2" xml:id="id8" draw:id="id8" draw:layer="layout" svg:width="6.5cm" svg:height="4.4cm" svg:x="7.502cm" svg:y="14.102cm">
          <text:p text:style-name="P1">Process</text:p>
          <text:p text:style-name="P1">Function</text:p>
          <text:p text:style-name="P1">(unknown)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3.2cm" svg:height="4.5cm" svg:x="15.403cm" svg:y="14.103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2cm" svg:y1="16.25cm" svg:x2="7.502cm" svg:y2="16.302cm" draw:start-shape="id7" draw:start-glue-point="1" draw:end-shape="id8" draw:end-glue-point="3" svg:d="M6200 16250l1302 52" svg:viewBox="0 0 1303 53">
          <text:p/>
        </draw:connector>
        <draw:connector draw:style-name="gr3" draw:text-style-name="P2" draw:layer="layout" draw:type="line" svg:x1="14.002cm" svg:y1="16.302cm" svg:x2="15.403cm" svg:y2="16.353cm" draw:start-shape="id8" draw:start-glue-point="1" draw:end-shape="id9" draw:end-glue-point="6" svg:d="M14002 16302l1401 51" svg:viewBox="0 0 1402 52">
          <text:p/>
        </draw:connector>
        <draw:frame draw:style-name="gr6" draw:text-style-name="P1" xml:id="id7" draw:id="id7" draw:layer="layout" svg:width="3.5cm" svg:height="3.5cm" svg:x="2.7cm" svg:y="14.5cm">
          <draw:image xlink:href="Pictures/10000201000004B000000384CC91DA7F9644FE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33333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3:05:48.589075866</meta:creation-date>
    <dc:date>2018-06-30T13:41:35.231192352</dc:date>
    <meta:editing-duration>PT15M23S</meta:editing-duration>
    <meta:editing-cycles>1</meta:editing-cycles>
    <meta:document-statistic meta:object-count="15"/>
    <meta:generator>LibreOffice/6.0.5.2$Linux_X86_64 LibreOffice_project/00m0$Build-2</meta:generator>
  </office:meta>
</office:document-meta>
</file>